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nformation is power. And never has our command of information, at every level, been more critical to our operational success.</text:p>
      <text:p text:style-name="Normal">Through development and implementation of new and more agile Communication and Information Systems (CIS) we<text:s/>can gain Informational Advantage over our adversaries - and, with it, the power to use information as an effective weapon.</text:p>
      <text:p text:style-name="Normal">The Land Environment Tactical Communication Information System Programme (or LE TacCIS) will deliver the power of information into the hands of our users, wherever they are, whenever they need it, whatever their role.</text:p>
      <text:p text:style-name="Normal">It will underpin our transition to the Single Information Environment; enhancing our resilience and agility with an ‘AI read’ network, improving our CIS management efficiency, increasing our operational tempo and, ultimately, optimising our battle-winning capabilities.<text:s/></text:p>
      <text:p text:style-name="Normal">LE TacCIS is user-centred in its design, ensuring that through the use of agile methodologies - users and industry partners can work quickly together to meet changing requirements. It has Evolutionary Capability Delivery, enabling fast and frequent updates that can respond to our feedback, our needs and the threats we face.</text:p>
      <text:p text:style-name="Normal">It can exploit emergent technology, open industry standards and best practice; and support the continuous management of obsolescence. By combining User Centred Design and Evolutionary Capability Delivery it will generate a virtuous spiral of operational effectiveness and ensure that our ability to outpace the threats of the modern world is<text:s/>increasing all the time.</text:p>
      <text:p text:style-name="Normal">LE TacCIS is designed to be resilient, working securely in a congested and contested cyber battlespace. It will degrade gracefully and recover when attacked, continuing to provide essential C2 services and capabilities. It will integrate with our other systems to allow the quick and easy sharing of information between platforms and weapon systems, delivering full-spectrum, multi-domain effects. It will connect with industry-standard open architectures, to create a coherent and consistent CIS enterprise. And it will be ‘AI ready’ and able to exploit new technologies - such as the increasing use of manned-unmanned teaming.</text:p>
      <text:p text:style-name="Normal">LE TacCIS will support the seamless sharing of voice and data with our Allies and appropriate operational partners<text:s/>to aid us in Joint and Combined operations. And it will provide an easy and intuitive user experience, designed with, by and for you. Equipment and applications will be tailored to the user’s role and environment, minimising the cognitive burden and need<text:s/>for training; allowing users to focus on the job, whether they’re on the ground, or supporting operations from a remote location.</text:p>
      <text:p text:style-name="Normal">From the outset, LE TacCIS’ concise and clear presentation of complex information will be highly valuable in terms of situational awareness and decision-making. And this will be further refined over time with the support of machine learning, artificial intelligence and the exploitation of Big Data. LE TacCIS is transforming the way we enable our forces in the Land Domain by delivering battle-winning information capabilit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yto, Gareth Contractor (Army Info-IS-TacCIS-Con12)</meta:initial-creator>
    <dc:creator>Rizwana Ganatra</dc:creator>
    <meta:creation-date>2020-10-01T12:57:00Z</meta:creation-date>
    <dc:date>2020-10-01T12:57:00Z</dc:date>
    <meta:template xlink:href="Normal.dotm" xlink:type="simple"/>
    <meta:editing-cycles>2</meta:editing-cycles>
    <meta:editing-duration>PT0S</meta:editing-duration>
    <meta:document-statistic meta:page-count="1" meta:paragraph-count="6" meta:word-count="462" meta:character-count="3091" meta:row-count="21" meta:non-whitespace-character-count="2635"/>
  </office:meta>
</office:document-meta>
</file>